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4986in" style:rel-column-width="718*"/>
    </style:style>
    <style:style style:name="Table1.B" style:family="table-column">
      <style:table-column-properties style:column-width="6.1944in" style:rel-column-width="892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63ffe" officeooo:paragraph-rsid="00163ffe"/>
    </style:style>
    <style:style style:name="P2" style:family="paragraph" style:parent-style-name="Standard">
      <style:paragraph-properties fo:text-align="center" style:justify-single-word="false"/>
      <style:text-properties officeooo:rsid="00163ffe" officeooo:paragraph-rsid="00163ffe"/>
    </style:style>
    <style:style style:name="P3" style:family="paragraph" style:parent-style-name="Standard">
      <style:text-properties fo:font-style="italic" officeooo:rsid="00163ffe" officeooo:paragraph-rsid="00163ffe" style:font-style-asian="italic" style:font-style-complex="italic"/>
    </style:style>
    <style:style style:name="P4" style:family="paragraph" style:parent-style-name="Standard">
      <style:text-properties officeooo:rsid="0016b362" officeooo:paragraph-rsid="0016b362"/>
    </style:style>
    <style:style style:name="P5" style:family="paragraph" style:parent-style-name="Standard">
      <style:text-properties officeooo:rsid="0016b362" officeooo:paragraph-rsid="00175102"/>
    </style:style>
    <style:style style:name="P6" style:family="paragraph" style:parent-style-name="Standard">
      <style:text-properties officeooo:rsid="00175102" officeooo:paragraph-rsid="00175102"/>
    </style:style>
    <style:style style:name="P7" style:family="paragraph" style:parent-style-name="Standard">
      <style:text-properties officeooo:rsid="0017b5a8" officeooo:paragraph-rsid="0017b5a8"/>
    </style:style>
    <style:style style:name="P8" style:family="paragraph" style:parent-style-name="Standard">
      <style:text-properties officeooo:rsid="0017b5a8" officeooo:paragraph-rsid="001bb1e3"/>
    </style:style>
    <style:style style:name="P9" style:family="paragraph" style:parent-style-name="Standard">
      <style:text-properties officeooo:rsid="00198818" officeooo:paragraph-rsid="00198818"/>
    </style:style>
    <style:style style:name="P10" style:family="paragraph" style:parent-style-name="Standard">
      <style:text-properties officeooo:rsid="001ac34f" officeooo:paragraph-rsid="001ac34f"/>
    </style:style>
    <style:style style:name="P11" style:family="paragraph" style:parent-style-name="Standard">
      <style:text-properties officeooo:rsid="001bb1e3" officeooo:paragraph-rsid="001bb1e3"/>
    </style:style>
    <style:style style:name="P12" style:family="paragraph" style:parent-style-name="Table_20_Contents">
      <style:text-properties fo:font-weight="bold" officeooo:rsid="0016b362" officeooo:paragraph-rsid="0016b362" style:font-weight-asian="bold" style:font-weight-complex="bold"/>
    </style:style>
    <style:style style:name="P13" style:family="paragraph" style:parent-style-name="Table_20_Contents">
      <style:text-properties officeooo:rsid="00175102" officeooo:paragraph-rsid="00175102"/>
    </style:style>
    <style:style style:name="T1" style:family="text">
      <style:text-properties officeooo:rsid="00163ffe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63ffe"/>
    </style:style>
    <style:style style:name="T4" style:family="text">
      <style:text-properties style:text-position="super 58%" officeooo:rsid="00198818"/>
    </style:style>
    <style:style style:name="T5" style:family="text">
      <style:text-properties style:text-position="sub 58%"/>
    </style:style>
    <style:style style:name="T6" style:family="text">
      <style:text-properties officeooo:rsid="0016b362"/>
    </style:style>
    <style:style style:name="T7" style:family="text">
      <style:text-properties officeooo:rsid="00175102"/>
    </style:style>
    <style:style style:name="T8" style:family="text">
      <style:text-properties officeooo:rsid="00198818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officeooo:rsid="001ac34f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officeooo:rsid="001bb1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mplexity of Path Semantics</text:p>
      <text:p text:style-name="P2">by Sven Nilsen, 2022</text:p>
      <text:p text:style-name="P1"/>
      <text:p text:style-name="P3">In this paper I show that Path Semantics is extremely more complex than classical logic, by <text:span text:style-name="T6">calculating</text:span> the complexity of binary functions in Path Semantical Quantum Propositional Logic.</text:p>
      <text:p text:style-name="P1"/>
      <text:p text:style-name="P1">In normal Boolean Algebra<text:span text:style-name="T2"><text:reference-ref text:reference-format="text" text:ref-name="boolean algebra">[1]</text:reference-ref></text:span>, there are 16 binary functions<text:span text:style-name="T2"><text:reference-ref text:reference-format="text" text:ref-name="binary function">[2]</text:reference-ref></text:span>:</text:p>
      <text:p text:style-name="P1"/>
      <text:p text:style-name="P1"><text:tab/>|bool × bool → bool| = |bool|<text:span text:style-name="T2">| bool × bool |</text:span> = 2<text:span text:style-name="T2">4</text:span> = 16</text:p>
      <text:p text:style-name="P1"/>
      <text:p text:style-name="P1">Each of the 16 binary functions have a name:</text:p>
      <text:p text:style-name="P1"/>
      <text:p text:style-name="P1"><text:tab/>0000 false<text:span text:style-name="T5">2</text:span></text:p>
      <text:p text:style-name="P1"><text:tab/>0001 and</text:p>
      <text:p text:style-name="P1"><text:tab/>0010 nimply/exc</text:p>
      <text:p text:style-name="P1"><text:tab/>0011 fstb</text:p>
      <text:p text:style-name="P1"><text:tab/>0100 nrimply/rexc</text:p>
      <text:p text:style-name="P1"><text:tab/>0101 sndb</text:p>
      <text:p text:style-name="P1"><text:tab/>0110 neqb/xor</text:p>
      <text:p text:style-name="P1"><text:tab/>0111 or</text:p>
      <text:p text:style-name="P1"><text:tab/>1000 nor</text:p>
      <text:p text:style-name="P1"><text:tab/>1001 eqb/nxor</text:p>
      <text:p text:style-name="P1"><text:tab/>1010 nsndb</text:p>
      <text:p text:style-name="P1"><text:tab/>1011 rimply/nrexc</text:p>
      <text:p text:style-name="P1"><text:tab/>1100 nfstb</text:p>
      <text:p text:style-name="P1"><text:tab/>1101 imply/nexc</text:p>
      <text:p text:style-name="P1"><text:tab/>1110 nand</text:p>
      <text:p text:style-name="P1"><text:tab/>1111 true<text:span text:style-name="T5">2</text:span></text:p>
      <text:p text:style-name="P1"/>
      <text:p text:style-name="P1">For each symmetric normal path<text:span text:style-name="T2"><text:reference-ref text:reference-format="text" text:ref-name="normal paths">[3]</text:reference-ref></text:span> by `not`, one gets a pair of binary functions, for example:</text:p>
      <text:p text:style-name="P1"/>
      <text:p text:style-name="P1"><text:tab/>and[not] &lt;=&gt; or<text:tab/><text:tab/>or[not] &lt;=&gt; and</text:p>
      <text:p text:style-name="P1"/>
      <text:p text:style-name="P1">These two normal paths are known as “De Morgan’s laws”<text:span text:style-name="T2"><text:reference-ref text:reference-format="text" text:ref-name="de morgan's laws">[4]</text:reference-ref></text:span>.</text:p>
      <text:p text:style-name="P1">This means that there are 8 functions pairs that are <text:span text:style-name="T6">central to how we think about Boolean algebra.</text:span></text:p>
      <text:p text:style-name="P1"/>
      <text:p text:style-name="P4">However, normal Boolean algebra can be extended in different ways. For example, one way is Answered Modal Logic<text:span text:style-name="T2"><text:reference-ref text:reference-format="text" text:ref-name="answered modal logic">[5]</text:reference-ref></text:span> or Uberwrong Logic<text:span text:style-name="T2"><text:reference-ref text:reference-format="text" text:ref-name="uberwrong logic">[6]</text:reference-ref></text:span>, which are equivalent. Another way is Homotopy Level Two Computing<text:span text:style-name="T2"><text:reference-ref text:reference-format="text" text:ref-name="homotopy level two computing">[7]</text:reference-ref></text:span>. There exists other four-value logics as well<text:span text:style-name="T2"><text:reference-ref text:reference-format="text" text:ref-name="four-valued logic">[8]</text:reference-ref></text:span>.</text:p>
      <text:p text:style-name="P4"/>
      <text:p text:style-name="P4">Since four-value logic extends normal Boolean algebra by replacing a single bit with two bits, it follows that all extensions to four-value logic a<text:span text:style-name="T7">re</text:span> in some sense isomorphic. Yet, the number of binary functions in four-value logic is so vast, that treating these four-value logics as the same language is <text:span text:style-name="T10">im</text:span>practical:</text:p>
      <text:p text:style-name="P4"/>
      <text:p text:style-name="P4"><text:tab/><text:span text:style-name="T1">|bool</text:span><text:span text:style-name="T2">2</text:span><text:span text:style-name="T1"> × bool</text:span><text:span text:style-name="T2">2</text:span><text:span text:style-name="T1"> → bool</text:span><text:span text:style-name="T2">2</text:span><text:span text:style-name="T1">| = |bool</text:span><text:span text:style-name="T2">2</text:span><text:span text:style-name="T1">|</text:span><text:span text:style-name="T3">| bool</text:span><text:span text:style-name="T2">^2</text:span><text:span text:style-name="T3"> × bool</text:span><text:span text:style-name="T2">^2</text:span><text:span text:style-name="T3"> |</text:span><text:span text:style-name="T1"> = </text:span>4<text:span text:style-name="T2">16</text:span> = 4294967296</text:p>
      <text:p text:style-name="P4"/>
      <text:p text:style-name="P5">It means, most of these functions are never given any name in practice. This is why for example Uberwrong Logic can have 16 “authentic” functions and 16 “inauthentic” functions, although <text:span text:style-name="T7">any of these functions are just one among </text:span>4294967296 <text:span text:style-name="T7">others. The bias of language is a perspective.</text:span></text:p>
      <text:p text:style-name="P4"><text:soft-page-break/>The number of binary functions in an extended N-value logic is given by the formula:</text:p>
      <text:p text:style-name="P4"/>
      <text:p text:style-name="P4"><text:tab/>(2^n)^((2^n)^2)</text:p>
      <text:p text:style-name="P4"/>
      <text:p text:style-name="P6">Here is a table of this sequence up to 5 bits: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140542547062912">
          <table:table-cell table:style-name="Table1.A1" office:value-type="string">
            <text:p text:style-name="P12">N</text:p>
          </table:table-cell>
          <table:table-cell table:style-name="Table1.B1" office:value-type="string">
            <text:p text:style-name="P12">Number of binary functions</text:p>
          </table:table-cell>
        </table:table-row>
        <table:table-row table:style-name="TableLine140542547062912">
          <table:table-cell table:style-name="Table1.A2" office:value-type="string">
            <text:p text:style-name="P13">0</text:p>
          </table:table-cell>
          <table:table-cell table:style-name="Table1.B2" office:value-type="string">
            <text:p text:style-name="P13">1</text:p>
          </table:table-cell>
        </table:table-row>
        <table:table-row table:style-name="TableLine140542547062912">
          <table:table-cell table:style-name="Table1.A2" office:value-type="string">
            <text:p text:style-name="P13">1</text:p>
          </table:table-cell>
          <table:table-cell table:style-name="Table1.B2" office:value-type="string">
            <text:p text:style-name="P13">16</text:p>
          </table:table-cell>
        </table:table-row>
        <table:table-row table:style-name="TableLine140542547062912">
          <table:table-cell table:style-name="Table1.A2" office:value-type="string">
            <text:p text:style-name="P13">2</text:p>
          </table:table-cell>
          <table:table-cell table:style-name="Table1.B2" office:value-type="string">
            <text:p text:style-name="Table_20_Contents">4294967296</text:p>
          </table:table-cell>
        </table:table-row>
        <table:table-row table:style-name="TableLine140542547062912">
          <table:table-cell table:style-name="Table1.A2" office:value-type="string">
            <text:p text:style-name="P13">3</text:p>
          </table:table-cell>
          <table:table-cell table:style-name="Table1.B2" office:value-type="string">
            <text:p text:style-name="Table_20_Contents">6277101735386680763835789423207666416102355444464034512896</text:p>
          </table:table-cell>
        </table:table-row>
        <table:table-row table:style-name="TableLine140542547062912">
          <table:table-cell table:style-name="Table1.A2" office:value-type="string">
            <text:p text:style-name="P13">4</text:p>
          </table:table-cell>
          <table:table-cell table:style-name="Table1.B2" office:value-type="string">
            <text:p text:style-name="Table_20_Contents">179769313486231590772930519078902473361797697894230657273430081157732675805500963132708477322407536021120113879871393357658789768814416622492847430639474124377767893424865485276302219601246094119453082952085005768838150682342462881473913110540827237163350510684586298239947245938479716304835356329624224137216</text:p>
          </table:table-cell>
        </table:table-row>
        <table:table-row table:style-name="TableLine140542547062912">
          <table:table-cell table:style-name="Table1.A2" office:value-type="string">
            <text:p text:style-name="P13">5</text:p>
          </table:table-cell>
          <table:table-cell table:style-name="Table1.B2" office:value-type="string">
            <text:p text:style-name="Table_20_Contents">187749072224295762487282918043534149672470009810028327446062532949263717368127024576140841104973120370273487261876951083004001413137204173750956938653211788724190430095984469913776932431963546640404661377521170242454281393564883698042160362597493239676179542430408230026967675408244369534225406182334053860953190851410763968250231766966368150031479733532494389362263966829774739549874576217702802049949175044144226916408271128525427622225198410553089064349578703883506197408833728032937541363391644479638264014861396658218947068985826257384271858030352807755971277360363293570350006795256116943835609813348656451703942739615910726879627516589755942615059584953695158906776349078531641699376974783981966272485654732492263213186492225477260675547523932337061020406120250964136034529347299464072163800076187742576595379686343865722042219212538664133431405598476618632378694390016986508065484388368263534489462021091442580691883449258543148763819608108278025227630151849488163230271017209333339572098874097605709683555074986308074644075465524908758151061239207358632374820522302308593867486159699800255775718113162926434961209248394655996108849613488899817872188299520363081282737595469502189721561285889897515363929727744544447417526634383587059070293805996935707713490568437981961300034126756863201261849257039580831538344714324593879688126002780304484145068997028656541324271928440299730361243738276658036052139964707237167826208674384719689501485461459019092511353744510977179559894717372061260467912691621997768268855590726394611504645144576</text:p>
          </table:table-cell>
        </table:table-row>
      </table:table>
      <text:p text:style-name="P4"/>
      <text:p text:style-name="P7">An easier formula to use is one that tells the position in binary format, a `1` followed by `0`s:</text:p>
      <text:p text:style-name="P7"/>
      <text:p text:style-name="P7"><text:tab/>n*((2^n)^2)</text:p>
      <text:p text:style-name="P7"/>
      <text:p text:style-name="P8">For example, at `N = 18`, the number that counts binary functions take up more than 1 TiB of memory. <text:span text:style-name="T8">The complexity of this logic is incomprehensible to humans.</text:span></text:p>
      <text:p text:style-name="P8"/>
      <text:p text:style-name="P8"><text:span text:style-name="T8">When considering that Homotopy Level Two Computing is just a simplification of Path Semantical Quantum Propositional Logic</text:span><text:span text:style-name="T4"><text:reference-ref text:reference-format="text" text:ref-name="psq">[9]</text:reference-ref></text:span><text:span text:style-name="T8"> where `~` can be applied at most once, it follows that Path Semantics</text:span><text:span text:style-name="T4"><text:reference-ref text:reference-format="text" text:ref-name="path semantics">[10]</text:reference-ref></text:span><text:span text:style-name="T8"> is extremely complex. </text:span><text:span text:style-name="T12">Most of Path Semantics will forever be hidden and unnamed.</text:span></text:p>
      <text:p text:style-name="P7"><text:soft-page-break/></text:p>
      <text:p text:style-name="P7"/>
      <text:h text:style-name="Heading_20_3" text:outline-level="3">References:</text:h>
      <text:p text:style-name="P9"/>
      <text:p text:style-name="P9"><text:reference-mark-start text:name="boolean algebra"/>[1]<text:reference-mark-end text:name="boolean algebra"/><text:tab/>“Boolean algebra”</text:p>
      <text:p text:style-name="P9"><text:tab/>Wikipedia</text:p>
      <text:p text:style-name="P9"><text:tab/><text:a xlink:type="simple" xlink:href="https://en.wikipedia.org/wiki/Boolean_algebra" text:style-name="Internet_20_link" text:visited-style-name="Visited_20_Internet_20_Link"><text:span text:style-name="T9">https://en.wikipedia.org/wiki/Boolean_algebra</text:span></text:a></text:p>
      <text:p text:style-name="P9"/>
      <text:p text:style-name="P9"><text:reference-mark-start text:name="binary function"/>[2]<text:reference-mark-end text:name="binary function"/><text:tab/>“Binary function”</text:p>
      <text:p text:style-name="P9"><text:tab/>Wikipedia</text:p>
      <text:p text:style-name="P9"><text:tab/><text:a xlink:type="simple" xlink:href="https://en.wikipedia.org/wiki/Binary_function" text:style-name="Internet_20_link" text:visited-style-name="Visited_20_Internet_20_Link"><text:span text:style-name="T9">https://en.wikipedia.org/wiki/Binary_function</text:span></text:a></text:p>
      <text:p text:style-name="P9"/>
      <text:p text:style-name="P10"><text:reference-mark-start text:name="normal paths"/>[3]<text:reference-mark-end text:name="normal paths"/><text:tab/>“Normal Paths”</text:p>
      <text:p text:style-name="P10"><text:tab/>Sven Nilsen, 2019</text:p>
      <text:p text:style-name="P10"><text:tab/><text:a xlink:type="simple" xlink:href="https://github.com/advancedresearch/path_semantics/blob/master/papers-wip/normal-paths.pdf" text:style-name="Internet_20_link" text:visited-style-name="Visited_20_Internet_20_Link"><text:span text:style-name="T9">https://github.com/advancedresearch/path_semantics/blob/master/papers-wip/normal-paths.pdf</text:span></text:a></text:p>
      <text:p text:style-name="P10"/>
      <text:p text:style-name="P10"><text:reference-mark-start text:name="de morgan's laws"/>[4]<text:reference-mark-end text:name="de morgan's laws"/><text:tab/>“De Morgan’s laws”</text:p>
      <text:p text:style-name="P10"><text:tab/>Wikipedia</text:p>
      <text:p text:style-name="P10"><text:tab/><text:a xlink:type="simple" xlink:href="https://en.wikipedia.org/wiki/De_Morgan's_laws" text:style-name="Internet_20_link" text:visited-style-name="Visited_20_Internet_20_Link"><text:span text:style-name="T9">https://en.wikipedia.org/wiki/De_Morgan's_laws</text:span></text:a></text:p>
      <text:p text:style-name="P10"/>
      <text:p text:style-name="P10"><text:reference-mark-start text:name="answered modal logic"/>[5]<text:reference-mark-end text:name="answered modal logic"/><text:tab/>“Answered Modal Logic”</text:p>
      <text:p text:style-name="P10"><text:tab/>Sven Nilsen, 2020</text:p>
      <text:p text:style-name="P10"><text:tab/><text:a xlink:type="simple" xlink:href="https://github.com/advancedresearch/path_semantics/blob/master/papers-wip/answered-modal-logic.pdf" text:style-name="Internet_20_link" text:visited-style-name="Visited_20_Internet_20_Link"><text:span text:style-name="T9">https://github.com/advancedresearch/path_semantics/blob/master/papers-wip/answered-modal-logic.pdf</text:span></text:a></text:p>
      <text:p text:style-name="P10"/>
      <text:p text:style-name="P10"><text:reference-mark-start text:name="uberwrong logic"/>[6]<text:reference-mark-end text:name="uberwrong logic"/><text:tab/>“Uberwrong Logic”</text:p>
      <text:p text:style-name="P10"><text:tab/>Sven Nilsen, 2022</text:p>
      <text:p text:style-name="P10"><text:tab/><text:a xlink:type="simple" xlink:href="https://github.com/advancedresearch/path_semantics/blob/master/papers-wip2/uberwrong-logic.pdf" text:style-name="Internet_20_link" text:visited-style-name="Visited_20_Internet_20_Link"><text:span text:style-name="T9">https://github.com/advancedresearch/path_semantics/blob/master/papers-wip2/uberwrong-logic.pdf</text:span></text:a></text:p>
      <text:p text:style-name="P10"/>
      <text:p text:style-name="P10"><text:reference-mark-start text:name="homotopy level two computing"/>[7]<text:reference-mark-end text:name="homotopy level two computing"/><text:tab/>“Homotopy Level Two Computing”</text:p>
      <text:p text:style-name="P10"><text:tab/>Sven Nilsen, 2022</text:p>
      <text:p text:style-name="P10"><text:tab/><text:a xlink:type="simple" xlink:href="https://github.com/advancedresearch/path_semantics/blob/master/papers-wip2/homotopy-level-two-computing.pdf" text:style-name="Internet_20_link" text:visited-style-name="Visited_20_Internet_20_Link"><text:span text:style-name="T11">https://github.com/advancedresearch/path_semantics/blob/master/papers-wip2/homotopy-level-two-computing.pdf</text:span></text:a></text:p>
      <text:p text:style-name="P10"/>
      <text:p text:style-name="P10"><text:reference-mark-start text:name="four-valued logic"/>[8]<text:reference-mark-end text:name="four-valued logic"/><text:tab/>“Four-valued logic”</text:p>
      <text:p text:style-name="P10"><text:tab/>Wikipedia</text:p>
      <text:p text:style-name="P10"><text:tab/><text:a xlink:type="simple" xlink:href="https://en.wikipedia.org/wiki/Four-valued_logic" text:style-name="Internet_20_link" text:visited-style-name="Visited_20_Internet_20_Link"><text:span text:style-name="T9">https://en.wikipedia.org/wiki/Four-valued_logic</text:span></text:a></text:p>
      <text:p text:style-name="P10"/>
      <text:p text:style-name="P11"><text:reference-mark-start text:name="psq"/>[9]<text:reference-mark-end text:name="psq"/><text:tab/>“Path Semantical Quantum Propositional Logic”</text:p>
      <text:p text:style-name="P11"><text:tab/>AdvancedResarch – Summary page on Path Semantical Quality</text:p>
      <text:p text:style-name="P11"><text:tab/><text:a xlink:type="simple" xlink:href="https://advancedresearch.github.io/quality/summary.html#psq---path-semantical-quantum-propositional-logic" text:style-name="Internet_20_link" text:visited-style-name="Visited_20_Internet_20_Link"><text:span text:style-name="T9">https://advancedresearch.github.io/quality/summary.html#psq---path-semantical-quantum-propositional-logic</text:span></text:a></text:p>
      <text:p text:style-name="P11"/>
      <text:p text:style-name="P11"><text:reference-mark-start text:name="path semantics"/>[10]<text:reference-mark-end text:name="path semantics"/><text:tab/>“Path Semantics”</text:p>
      <text:p text:style-name="P11"><text:tab/>AdvancedResearch</text:p>
      <text:p text:style-name="P11"><text:tab/><text:a xlink:type="simple" xlink:href="https://github.com/advancedresearch/path_semantics" text:style-name="Internet_20_link" text:visited-style-name="Visited_20_Internet_20_Link"><text:span text:style-name="T9">https://github.com/advancedresearch/path_semantics</text:span></text:a>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7-27T00:55:00.080198439</meta:creation-date>
    <dc:date>2022-07-27T02:03:01.290702107</dc:date>
    <meta:editing-duration>PT6M5S</meta:editing-duration>
    <meta:editing-cycles>1</meta:editing-cycles>
    <meta:document-statistic meta:table-count="1" meta:image-count="0" meta:object-count="0" meta:page-count="3" meta:paragraph-count="82" meta:word-count="511" meta:character-count="5649" meta:non-whitespace-character-count="5178"/>
    <meta:generator>LibreOffice/7.2.2.2$MacOSX_X86_64 LibreOffice_project/02b2acce88a210515b4a5bb2e46cbfb63fe97d56</meta:generator>
  </office:meta>
</office:document-meta>
</file>